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Ansibl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Architecture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Written in python</text:p>
                <text:list>
                  <text:list-item>
                    <text:p text:style-name="P1">ansible</text:p>
                  </text:list-item>
                  <text:list-item>
                    <text:p text:style-name="P1">ansible-playbook</text:p>
                  </text:list-item>
                  <text:list-item>
                    <text:p text:style-name="P1">ansible-inventory</text:p>
                  </text:list-item>
                  <text:list-item>
                    <text:p text:style-name="P1">ansible-galaxy</text:p>
                    <text:p text:style-name="P1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Writing Ansible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Ansible code is written in yaml format</text:p>
              </text:list-item>
              <text:list-item>
                <text:p>Use ansible-lint and yamllint to enforce style guidelines</text:p>
              </text:list-item>
              <text:list-item>
                <text:p>Check for preconditions at beginning of role</text:p>
                <text:list>
                  <text:list-item>
                    <text:p>Better yet, make role flexible so it doesn’t die on improper input</text:p>
                  </text:list-item>
                </text:list>
              </text:list-item>
              <text:list-item>
                <text:p>The name of the task is also a comment</text:p>
              </text:list-item>
              <text:list-item>
                <text:p>Roles are an api</text:p>
                <text:list>
                  <text:list-item>
                    <text:p>Given specific input</text:p>
                  </text:list-item>
                  <text:list-item>
                    <text:p>Provide specific output (or results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First playbook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Sample di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16T13:27:08.467636721</meta:creation-date>
    <meta:editing-duration>PT19H19M48S</meta:editing-duration>
    <meta:editing-cycles>2</meta:editing-cycles>
    <meta:generator>LibreOffice/7.1.8.1$Linux_X86_64 LibreOffice_project/10$Build-1</meta:generator>
    <dc:title>Blue Curve</dc:title>
    <dc:date>2022-05-17T08:57:06.732181970</dc:date>
    <meta:document-statistic meta:object-count="50"/>
  </office:meta>
</office:document-meta>
</file>